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4000003E0EEEDE2A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.2cm" svg:height="19.199cm" svg:x="0.8cm" svg:y="0.8cm">
          <draw:image xlink:href="Pictures/1000000000000504000003E0EEEDE2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2:47.693761010</meta:creation-date>
    <dc:date>2016-09-30T14:12:29.385621763</dc:date>
    <meta:editing-duration>PT28M54S</meta:editing-duration>
    <meta:editing-cycles>3</meta:editing-cycles>
    <meta:generator>LibreOffice/4.2.8.2$Linux_X86_64 LibreOffice_project/420m0$Build-2</meta:generator>
    <meta:document-statistic meta:object-count="24"/>
  </office:meta>
</office:document-meta>
</file>